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Location( String fileName , int lineNumber , int column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ion.Location( Locator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tion.Location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.equals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tion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